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ac2" officeooo:paragraph-rsid="00191ac2"/>
    </style:style>
    <style:style style:name="P2" style:family="paragraph" style:parent-style-name="Standard">
      <style:text-properties officeooo:rsid="001bdc0f" officeooo:paragraph-rsid="001b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s: 16 / 15 / 14 / 12 / 10 / 7</text:p>
      <text:p text:style-name="P2">Human:</text:p>
      <text:p text:style-name="P2"><text:tab/>17 / 16 / 15 / 13 / 11 / 8</text:p>
      <text:p text:style-name="P2"><text:tab/>+3 / +3 / +2 / +1 / 0 / -1</text:p>
      <text:p text:style-name="P2">1st lvl feat:<text:tab/>Shadow Touched <text:tab/>(WIS)</text:p>
      <text:p text:style-name="P2">4th lvl feat:<text:tab/>Skill Expert<text:tab/><text:tab/>(WIS)</text:p>
      <text:p text:style-name="P2">8th lvl feat:<text:tab/>Chef<text:tab/><text:tab/><text:tab/>(WIS)</text:p>
      <text:p text:style-name="P2">12th lvl attrib:<text:tab/>DEX</text:p>
      <text:p text:style-name="P2">16th lvl attrib: DEX</text:p>
      <text:p text:style-name="P2">End attributes:</text:p>
      <text:p text:style-name="P2"><text:tab/>13 <text:tab/>/ 20 <text:tab/>/ 15 <text:tab/>/ 11<text:tab/>/ 20<text:tab/>/ 8</text:p>
      <text:p text:style-name="P2"><text:tab/>STR<text:tab/>/ DEX<text:tab/>/ CON<text:tab/>/ INT<text:tab/>/ WIS<text:tab/>/ CHA</text:p>
      <text:p text:style-name="P2"/>
      <text:p text:style-name="P2">Chef ( CON/WIS )</text:p>
      <text:p text:style-name="P2">Fey Touched ( INT/WIS/CHA )</text:p>
      <text:p text:style-name="P2">Gift of the Gem Dragon ( INT/WIS/CHA )</text:p>
      <text:p text:style-name="P2">Lucky</text:p>
      <text:p text:style-name="P2">Skill Expert ( Any )</text:p>
      <text:p text:style-name="P2">Mobile </text:p>
      <text:p text:style-name="P2">Resilient ( Any )</text:p>
      <text:p text:style-name="P2">Sentinel </text:p>
      <text:p text:style-name="P2">Shadow Touched ( INT/WIS/CHA 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l" number:transliteration-country="PL">
      <number:number number:decimal-places="0" number:min-decimal-places="0" number:min-integer-digits="1"/>
    </number:number-style>
    <number:number-style style:name="N109" loext:transliteration-spellout="capitalize cardinal" number:transliteration-language="pl" number:transliteration-country="PL">
      <number:number number:decimal-places="0" number:min-decimal-places="0" number:min-integer-digits="1"/>
    </number:number-style>
    <number:number-style style:name="N110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11" loext:transliteration-spellout="upper cardinal" number:transliteration-language="pl" number:transliteration-country="PL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16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17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18" loext:transliteration-spellout="upper USD" number:transliteration-language="pl" number:transliteration-country="PL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9:59:35.342000000</meta:creation-date>
    <dc:date>2023-10-06T11:11:07.663000000</dc:date>
    <meta:editing-duration>PT1H8M10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1" meta:word-count="118" meta:character-count="475" meta:non-whitespace-character-count="365"/>
  </office:meta>
</office:document-meta>
</file>